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1b75bc" draw:textarea-horizontal-align="justify" draw:textarea-vertical-align="middle" draw:auto-grow-height="false" fo:min-height="5.35cm" fo:min-width="8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2.15cm" fo:min-width="6.6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2.15cm" fo:min-width="6.6cm"/>
    </style:style>
    <style:style style:name="gr4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1.272cm" fo:min-width="0cm"/>
    </style:style>
    <style:style style:name="gr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272cm" fo:min-width="0cm"/>
    </style:style>
    <style:style style:name="gr6" style:family="graphic" style:parent-style-name="standard">
      <style:graphic-properties svg:stroke-color="#000000" draw:fill="solid" draw:fill-color="#21409a" draw:textarea-horizontal-align="justify" draw:textarea-vertical-align="middle" draw:auto-grow-height="false" fo:min-height="2.9cm" fo:min-width="0cm"/>
    </style:style>
    <style:style style:name="gr7" style:family="graphic" style:parent-style-name="standard">
      <style:graphic-properties draw:stroke="none" svg:stroke-color="#000000" draw:fill="none" draw:fill-color="#ffffff" fo:min-height="2.845cm"/>
    </style:style>
    <style:style style:name="gr8" style:family="graphic" style:parent-style-name="standard">
      <style:graphic-properties svg:stroke-color="#000000" draw:fill="solid" draw:fill-color="#21409a" draw:textarea-horizontal-align="justify" draw:textarea-vertical-align="middle" draw:auto-grow-height="false" fo:min-height="2.28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1b75bc"/>
      <style:paragraph-properties fo:text-align="center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loext:graphic-properties draw:fill="solid" draw:fill-color="#666666"/>
      <style:paragraph-properties fo:text-align="center"/>
    </style:style>
    <style:style style:name="P6" style:family="paragraph">
      <loext:graphic-properties draw:fill="solid" draw:fill-color="#21409a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3" draw:layer="layout" svg:width="8.5cm" svg:height="5.6cm" svg:x="10.9cm" svg:y="8.9cm">
          <text:p text:style-name="P1">Base de conocimiento</text:p>
          <text:p text:style-name="P2"><text:span text:style-name="T1"><text:s text:c="2"/></text:span></text:p>
          <text:p text:style-name="P2"><text:span text:style-name="T1"><text:tab/></text:span><text:span text:style-name="T1">-Ruido Gaussiano</text:span></text:p>
          <text:p text:style-name="P2"><text:span text:style-name="T1"><text:s text:c="2"/></text:span><text:span text:style-name="T1"><text:tab/></text:span><text:span text:style-name="T1">-Iluminación heterogénea</text:span></text:p>
          <text:p text:style-name="P2"><text:span text:style-name="T1"><text:s text:c="2"/></text:span><text:span text:style-name="T1"><text:tab/></text:span><text:span text:style-name="T1">-Fondo homogéneo</text:span></text:p>
          <text:p text:style-name="P2"><text:span text:style-name="T1"><text:s text:c="2"/></text:span><text:span text:style-name="T1"><text:tab/></text:span><text:span text:style-name="T1">-4 clases de obje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1cm" svg:height="2.4cm" svg:x="2.3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16.9cm" svg:y="3cm">
          <text:p text:style-name="P1"/>
          <text:p text:style-name="P1">Extracción de Rasgos 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20.9cm" svg:y="14.6cm">
          <text:p text:style-name="P1">Clasificación de objetos</text:p>
          <text:p text:style-name="P1">KNN y KMea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2.1cm" svg:y="6.7cm">
          <text:p text:style-name="P1">Transformación y</text:p>
          <text:p text:style-name="P1">pre-procesami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20.9cm" svg:y="6.6cm">
          <text:p text:style-name="P1">Análisis de dat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cm" svg:height="1.9cm" svg:x="12.4cm" svg:y="6.3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7cm" svg:height="1.9cm" draw:transform="rotate (-0.785398163397449) translate (9.944cm 12.26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7cm" svg:height="1.9cm" draw:transform="rotate (0.785398163397448) translate (19.862cm 13.056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7cm" svg:height="1.9cm" draw:transform="rotate (0.785398163397448) translate (9.462cm 7.195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7cm" svg:height="1.9cm" draw:transform="rotate (-0.785398163397449) translate (20.305cm 6.56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1cm" svg:height="3.6cm" svg:x="4.3cm" svg:y="10.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1cm" svg:height="3.6cm" draw:transform="rotate (-3.14159265358979) translate (24.8cm 14.3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1cm" svg:height="3.6cm" draw:transform="rotate (-0.785398163397448) translate (5.093cm 3.24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1cm" svg:height="3.6cm" draw:transform="rotate (-2.35619449019235) translate (27.76cm 5.753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7" draw:layer="layout" svg:width="6.7cm" svg:height="3.095cm" svg:x="2.5cm" svg:y="14.3cm">
          <draw:text-box>
            <text:p>Adquisición de la imagen <text:s/>con cámara convencional</text:p>
          </draw:text-box>
        </draw:frame>
        <draw:custom-shape draw:style-name="gr3" draw:text-style-name="P1" draw:layer="layout" svg:width="7.1cm" svg:height="2.4cm" svg:x="6cm" svg:y="3cm">
          <text:p text:style-name="P1">Filtración y </text:p>
          <text:p text:style-name="P1">segmentació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cm" svg:height="1.9cm" svg:x="17.401cm" svg:y="6.301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6" draw:layer="layout" svg:width="1cm" svg:height="2.9cm" draw:transform="rotate (-1.5707963267949) translate (16.5cm 3.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30T21:01:08.413435664</meta:creation-date>
    <dc:date>2020-05-03T20:07:51.572702068</dc:date>
    <meta:editing-duration>PT8M2S</meta:editing-duration>
    <meta:editing-cycles>3</meta:editing-cycles>
    <meta:generator>LibreOffice/6.0.7.3$Linux_X86_64 LibreOffice_project/00m0$Build-3</meta:generator>
    <meta:document-statistic meta:object-count="19"/>
  </office:meta>
</office:document-meta>
</file>